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29.7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6.4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5.68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13.35mm"/>
    </style:style>
    <style:style style:name="co10" style:family="table-column">
      <style:table-column-properties fo:break-before="auto" style:column-width="5.93mm"/>
    </style:style>
    <style:style style:name="co11" style:family="table-column">
      <style:table-column-properties fo:break-before="auto" style:column-width="25.24mm"/>
    </style:style>
    <style:style style:name="co12" style:family="table-column">
      <style:table-column-properties fo:break-before="auto" style:column-width="9.4mm"/>
    </style:style>
    <style:style style:name="co13" style:family="table-column">
      <style:table-column-properties fo:break-before="auto" style:column-width="7.92mm"/>
    </style:style>
    <style:style style:name="co14" style:family="table-column">
      <style:table-column-properties fo:break-before="auto" style:column-width="24.75mm"/>
    </style:style>
    <style:style style:name="co15" style:family="table-column">
      <style:table-column-properties fo:break-before="auto" style:column-width="8.6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24.5mm"/>
    </style:style>
    <style:style style:name="co19" style:family="table-column">
      <style:table-column-properties fo:break-before="auto" style:column-width="4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cccc"/>
    </style:style>
    <style:style style:name="ce11" style:family="table-cell" style:parent-style-name="Default">
      <style:table-cell-properties fo:background-color="#cccccc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refix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" table:default-cell-style-name="ce7"/>
        <table:table-column table:style-name="co16" table:number-columns-repeated="2" table:default-cell-style-name="Default"/>
        <table:table-column table:style-name="co16" table:default-cell-style-name="ce7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number-columns-repeated="2" table:default-cell-style-name="Default"/>
        <table:table-column table:style-name="co16" table:number-columns-repeated="5" table:default-cell-style-name="Default"/>
        <table:table-column table:style-name="co19" table:default-cell-style-name="Default"/>
        <table:table-column table:style-name="co16" table:number-columns-repeated="993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PREFIXES to ask 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ZEICHEN</text:p>
          </table:table-cell>
          <table:table-cell table:style-name="ce8" office:value-type="string" calcext:value-type="string">
            <text:p>LSG.ZEICHEN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RÄFIX</text:p>
          </table:table-cell>
          <table:table-cell table:style-name="ce8" office:value-type="string" calcext:value-type="string">
            <text:p>LSG.PRÄFIX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OTENZ</text:p>
          </table:table-cell>
          <table:table-cell table:style-name="ce8" office:value-type="string" calcext:value-type="string">
            <text:p>LSG.POTENZ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wissensch.</text:p>
          </table:table-cell>
          <table:table-cell table:style-name="ce8" office:value-type="string" calcext:value-type="string">
            <text:p>LSG.wSw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echn. Schw.</text:p>
          </table:table-cell>
          <table:table-cell table:style-name="ce8" office:value-type="string" calcext:value-type="string">
            <text:p>LSG.techn.</text:p>
          </table:table-cell>
          <table:table-cell table:style-name="ce8" office:value-type="string" calcext:value-type="string">
            <text:p>FN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Comments are marked with a hashtag (R’s read.table uses comment.char = "#")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The next line contains the questions to be asked about each column: 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4" office:value-type="string" calcext:value-type="string">
            <text:p>Gib das Zeichen des Einheiten-Vorsatzes an</text:p>
          </table:table-cell>
          <table:table-cell table:style-name="ce9" table:number-columns-repeated="2"/>
          <table:table-cell table:style-name="ce4" office:value-type="string" calcext:value-type="string">
            <text:p>Nenne die Zehnerpotenz des Einheiten-Vorsatzes</text:p>
          </table:table-cell>
          <table:table-cell table:style-name="ce9" table:number-columns-repeated="2"/>
          <table:table-cell table:style-name="ce4" office:value-type="string" calcext:value-type="string">
            <text:p>Benenne den zur Zehnerpotenz gehörigen Einheiten-Vorsatz</text:p>
          </table:table-cell>
          <table:table-cell table:style-name="ce9" table:number-columns-repeated="2"/>
          <table:table-cell table:style-name="ce4" office:value-type="string" calcext:value-type="string">
            <text:p>Gib in wissenschaftlicher Schreibweise an</text:p>
          </table:table-cell>
          <table:table-cell table:style-name="ce9" table:number-columns-repeated="2"/>
          <table:table-cell table:style-name="ce4" office:value-type="string" calcext:value-type="string">
            <text:p>Gib in technischer Schreibweise an</text:p>
          </table:table-cell>
          <table:table-cell table:style-name="ce9" table:number-columns-repeated="1010"/>
        </table:table-row>
        <table:table-row table:style-name="ro1">
          <table:table-cell table:style-name="ce7"/>
          <table:table-cell table:formula="of:=[.B6]" office:value-type="string" office:string-value="Gib das Zeichen des Einheiten-Vorsatzes an" calcext:value-type="string">
            <text:p>Gib das Zeichen des Einheiten-Vorsatzes an</text:p>
          </table:table-cell>
          <table:table-cell table:number-columns-repeated="2"/>
          <table:table-cell table:formula="of:=[.E6]" office:value-type="string" office:string-value="Nenne die Zehnerpotenz des Einheiten-Vorsatzes" calcext:value-type="string">
            <text:p>Nenne die Zehnerpotenz des Einheiten-Vorsatzes</text:p>
          </table:table-cell>
          <table:table-cell table:number-columns-repeated="2"/>
          <table:table-cell table:formula="of:=[.H6]" office:value-type="string" office:string-value="Benenne den zur Zehnerpotenz gehörigen Einheiten-Vorsatz" calcext:value-type="string">
            <text:p>Benenne den zur Zehnerpotenz gehörigen Einheiten-Vorsatz</text:p>
          </table:table-cell>
          <table:table-cell table:number-columns-repeated="2"/>
          <table:table-cell table:formula="of:=[.K6]" office:value-type="string" office:string-value="Gib in wissenschaftlicher Schreibweise an" calcext:value-type="string">
            <text:p>Gib in wissenschaftlicher Schreibweise an</text:p>
          </table:table-cell>
          <table:table-cell table:number-columns-repeated="2"/>
          <table:table-cell table:formula="of:=[.N6]" office:value-type="string" office:string-value="Gib in technischer Schreibweise an" calcext:value-type="string">
            <text:p>Gib in technischer Schreibweise an</text:p>
          </table:table-cell>
          <table:table-cell table:number-columns-repeated="2"/>
          <table:table-cell table:style-name="ce7" office:value-type="string" calcext:value-type="string">
            <text:p>Name des Vorsatzes</text:p>
          </table:table-cell>
          <table:table-cell table:style-name="ce7"/>
          <table:table-cell/>
          <table:table-cell table:style-name="ce7" office:value-type="string" calcext:value-type="string">
            <text:p>Zehner-</text:p>
          </table:table-cell>
          <table:table-cell table:style-name="ce7" table:number-columns-repeated="4"/>
          <table:table-cell table:style-name="ce7" office:value-type="string" calcext:value-type="string">
            <text:p>Coulomb? ja/nein</text:p>
          </table:table-cell>
          <table:table-cell table:style-name="ce7" office:value-type="string" calcext:value-type="string">
            <text:p>Farad? ja/nein?</text:p>
          </table:table-cell>
          <table:table-cell table:style-name="ce7" office:value-type="string" calcext:value-type="string">
            <text:p>Tesla?</text:p>
          </table:table-cell>
          <table:table-cell table:style-name="ce7" office:value-type="string" calcext:value-type="string">
            <text:p>eV? ja/nein?</text:p>
          </table:table-cell>
          <table:table-cell table:style-name="ce7" office:value-type="string" calcext:value-type="string">
            <text:p>Byte? ja/nein?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Prefixes with positive powers of 10 :</text:p>
          </table:table-cell>
          <table:table-cell table:number-columns-repeated="14"/>
          <table:table-cell table:style-name="ce7" table:number-columns-repeated="2"/>
          <table:table-cell/>
          <table:table-cell table:style-name="ce7" office:value-type="string" calcext:value-type="string">
            <text:p>potenz</text:p>
          </table:table-cell>
          <table:table-cell table:style-name="ce7" table:number-columns-repeated="4"/>
          <table:table-cell table:style-name="ce11"/>
          <table:table-cell table:style-name="ce7" table:number-columns-repeated="999"/>
        </table:table-row>
        <table:table-row table:style-name="ro1">
          <table:table-cell office:value-type="string" calcext:value-type="string">
            <text:p>#</text:p>
          </table:table-cell>
          <table:table-cell table:formula="of:=[.Q9]" office:value-type="string" office:string-value="Peta" calcext:value-type="string">
            <text:p>Peta</text:p>
          </table:table-cell>
          <table:table-cell table:formula="of:=&quot;\si{\&quot; &amp; [.R9] &amp; &quot;}&quot;" office:value-type="string" office:string-value="\si{\peta}" calcext:value-type="string">
            <text:p>\si{\peta}</text:p>
          </table:table-cell>
          <table:table-cell/>
          <table:table-cell table:formula="of:=&quot;\si{\&quot; &amp; [.R9] &amp; &quot;}&quot;" office:value-type="string" office:string-value="\si{\peta}" calcext:value-type="string">
            <text:p>\si{\peta}</text:p>
          </table:table-cell>
          <table:table-cell table:style-name="ce5" table:formula="of:=[.S9]" office:value-type="string" office:string-value="$10^{15}$" calcext:value-type="string">
            <text:p>$10^{15}$</text:p>
          </table:table-cell>
          <table:table-cell/>
          <table:table-cell table:style-name="ce5" table:formula="of:=[.S9]" office:value-type="string" office:string-value="$10^{15}$" calcext:value-type="string">
            <text:p>$10^{15}$</text:p>
          </table:table-cell>
          <table:table-cell table:formula="of:=[.B9]" office:value-type="string" office:string-value="Peta" calcext:value-type="string">
            <text:p>Peta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Peta</text:p>
          </table:table-cell>
          <table:table-cell office:value-type="string" calcext:value-type="string">
            <text:p>peta</text:p>
          </table:table-cell>
          <table:table-cell table:formula="of:=&quot;$10^{&quot; &amp; [.T9] &amp;&quot;}$&quot;" office:value-type="string" office:string-value="$10^{15}$" calcext:value-type="string">
            <text:p>$10^{15}$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\hertz</text:p>
          </table:table-cell>
          <table:table-cell table:number-columns-repeated="4"/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Q10]" office:value-type="string" office:string-value="Tera" calcext:value-type="string">
            <text:p>Tera</text:p>
          </table:table-cell>
          <table:table-cell table:formula="of:=&quot;\si{\&quot; &amp; [.R10] &amp; &quot;}&quot;" office:value-type="string" office:string-value="\si{\tera}" calcext:value-type="string">
            <text:p>\si{\tera}</text:p>
          </table:table-cell>
          <table:table-cell/>
          <table:table-cell table:formula="of:=&quot;\si{\&quot; &amp; [.R10] &amp; &quot;}&quot;" office:value-type="string" office:string-value="\si{\tera}" calcext:value-type="string">
            <text:p>\si{\tera}</text:p>
          </table:table-cell>
          <table:table-cell table:formula="of:=[.S10]" office:value-type="string" office:string-value="$10^{12}$" calcext:value-type="string">
            <text:p>$10^{12}$</text:p>
          </table:table-cell>
          <table:table-cell/>
          <table:table-cell table:formula="of:=[.S10]" office:value-type="string" office:string-value="$10^{12}$" calcext:value-type="string">
            <text:p>$10^{12}$</text:p>
          </table:table-cell>
          <table:table-cell table:formula="of:=[.B10]" office:value-type="string" office:string-value="Tera" calcext:value-type="string">
            <text:p>Tera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Tera</text:p>
          </table:table-cell>
          <table:table-cell office:value-type="string" calcext:value-type="string">
            <text:p>tera</text:p>
          </table:table-cell>
          <table:table-cell table:formula="of:=&quot;$10^{&quot; &amp; [.T10] &amp;&quot;}$&quot;" office:value-type="string" office:string-value="$10^{12}$" calcext:value-type="string">
            <text:p>$10^{12}$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Q11]" office:value-type="string" office:string-value="Giga" calcext:value-type="string">
            <text:p>Giga</text:p>
          </table:table-cell>
          <table:table-cell table:formula="of:=&quot;\si{\&quot; &amp; [.R11] &amp; &quot;}&quot;" office:value-type="string" office:string-value="\si{\giga}" calcext:value-type="string">
            <text:p>\si{\giga}</text:p>
          </table:table-cell>
          <table:table-cell/>
          <table:table-cell table:formula="of:=&quot;\si{\&quot; &amp; [.R11] &amp; &quot;}&quot;" office:value-type="string" office:string-value="\si{\giga}" calcext:value-type="string">
            <text:p>\si{\giga}</text:p>
          </table:table-cell>
          <table:table-cell table:formula="of:=[.S11]" office:value-type="string" office:string-value="$10^{9}$" calcext:value-type="string">
            <text:p>$10^{9}$</text:p>
          </table:table-cell>
          <table:table-cell/>
          <table:table-cell table:formula="of:=[.S11]" office:value-type="string" office:string-value="$10^{9}$" calcext:value-type="string">
            <text:p>$10^{9}$</text:p>
          </table:table-cell>
          <table:table-cell table:formula="of:=[.B11]" office:value-type="string" office:string-value="Giga" calcext:value-type="string">
            <text:p>Giga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office:value-type="string" calcext:value-type="string">
            <text:p>Giga</text:p>
          </table:table-cell>
          <table:table-cell office:value-type="string" calcext:value-type="string">
            <text:p>giga</text:p>
          </table:table-cell>
          <table:table-cell table:formula="of:=&quot;$10^{&quot; &amp; [.T11] &amp;&quot;}$&quot;" office:value-type="string" office:string-value="$10^{9}$" calcext:value-type="string">
            <text:p>$10^{9}$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ohm</text:p>
          </table:table-cell>
          <table:table-cell/>
          <table:table-cell office:value-type="string" calcext:value-type="string">
            <text:p>\watt</text:p>
          </table:table-cell>
          <table:table-cell office:value-type="string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Q12]" office:value-type="string" office:string-value="Mega" calcext:value-type="string">
            <text:p>Mega</text:p>
          </table:table-cell>
          <table:table-cell table:formula="of:=&quot;\si{\&quot; &amp; [.R12] &amp; &quot;}&quot;" office:value-type="string" office:string-value="\si{\mega}" calcext:value-type="string">
            <text:p>\si{\mega}</text:p>
          </table:table-cell>
          <table:table-cell/>
          <table:table-cell table:formula="of:=&quot;\si{\&quot; &amp; [.R12] &amp; &quot;}&quot;" office:value-type="string" office:string-value="\si{\mega}" calcext:value-type="string">
            <text:p>\si{\mega}</text:p>
          </table:table-cell>
          <table:table-cell table:formula="of:=[.S12]" office:value-type="string" office:string-value="$10^{6}$" calcext:value-type="string">
            <text:p>$10^{6}$</text:p>
          </table:table-cell>
          <table:table-cell/>
          <table:table-cell table:formula="of:=[.S12]" office:value-type="string" office:string-value="$10^{6}$" calcext:value-type="string">
            <text:p>$10^{6}$</text:p>
          </table:table-cell>
          <table:table-cell table:formula="of:=[.B12]" office:value-type="string" office:string-value="Mega" calcext:value-type="string">
            <text:p>Mega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office:value-type="string" calcext:value-type="string">
            <text:p>Mega</text:p>
          </table:table-cell>
          <table:table-cell office:value-type="string" calcext:value-type="string">
            <text:p>mega</text:p>
          </table:table-cell>
          <table:table-cell table:formula="of:=&quot;$10^{&quot; &amp; [.T12] &amp;&quot;}$&quot;" office:value-type="string" office:string-value="$10^{6}$" calcext:value-type="string">
            <text:p>$10^{6}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/>
          <table:table-cell table:formula="of:=[.Q13]" office:value-type="string" office:string-value="Kilo" calcext:value-type="string">
            <text:p>Kilo</text:p>
          </table:table-cell>
          <table:table-cell table:formula="of:=&quot;\si{\&quot; &amp; [.R13] &amp; &quot;}&quot;" office:value-type="string" office:string-value="\si{\kilo}" calcext:value-type="string">
            <text:p>\si{\kilo}</text:p>
          </table:table-cell>
          <table:table-cell/>
          <table:table-cell table:formula="of:=&quot;\si{\&quot; &amp; [.R13] &amp; &quot;}&quot;" office:value-type="string" office:string-value="\si{\kilo}" calcext:value-type="string">
            <text:p>\si{\kilo}</text:p>
          </table:table-cell>
          <table:table-cell table:formula="of:=[.S13]" office:value-type="string" office:string-value="$10^{3}$" calcext:value-type="string">
            <text:p>$10^{3}$</text:p>
          </table:table-cell>
          <table:table-cell/>
          <table:table-cell table:formula="of:=[.S13]" office:value-type="string" office:string-value="$10^{3}$" calcext:value-type="string">
            <text:p>$10^{3}$</text:p>
          </table:table-cell>
          <table:table-cell table:formula="of:=[.B13]" office:value-type="string" office:string-value="Kilo" calcext:value-type="string">
            <text:p>Kilo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office:value-type="string" calcext:value-type="string">
            <text:p>Kilo</text:p>
          </table:table-cell>
          <table:table-cell office:value-type="string" calcext:value-type="string">
            <text:p>kilo</text:p>
          </table:table-cell>
          <table:table-cell table:formula="of:=&quot;$10^{&quot; &amp; [.T13] &amp;&quot;}$&quot;" office:value-type="string" office:string-value="$10^{3}$" calcext:value-type="string">
            <text:p>$10^{3}$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number-columns-repeated="996"/>
        </table:table-row>
        <table:table-row table:style-name="ro1">
          <table:table-cell/>
          <table:table-cell table:formula="of:=[.Q14]" office:value-type="string" office:string-value="Hekto" calcext:value-type="string">
            <text:p>Hekto</text:p>
          </table:table-cell>
          <table:table-cell table:formula="of:=&quot;\si{\&quot; &amp; [.R14] &amp; &quot;}&quot;" office:value-type="string" office:string-value="\si{\hecto}" calcext:value-type="string">
            <text:p>\si{\hecto}</text:p>
          </table:table-cell>
          <table:table-cell/>
          <table:table-cell table:formula="of:=&quot;\si{\&quot; &amp; [.R14] &amp; &quot;}&quot;" office:value-type="string" office:string-value="\si{\hecto}" calcext:value-type="string">
            <text:p>\si{\hecto}</text:p>
          </table:table-cell>
          <table:table-cell table:formula="of:=[.S14]" office:value-type="string" office:string-value="$10^{2}$" calcext:value-type="string">
            <text:p>$10^{2}$</text:p>
          </table:table-cell>
          <table:table-cell/>
          <table:table-cell table:formula="of:=[.S14]" office:value-type="string" office:string-value="$10^{2}$" calcext:value-type="string">
            <text:p>$10^{2}$</text:p>
          </table:table-cell>
          <table:table-cell table:formula="of:=[.B14]" office:value-type="string" office:string-value="Hekto" calcext:value-type="string">
            <text:p>Hekto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office:value-type="string" calcext:value-type="string">
            <text:p>Hekto</text:p>
          </table:table-cell>
          <table:table-cell office:value-type="string" calcext:value-type="string">
            <text:p>hecto</text:p>
          </table:table-cell>
          <table:table-cell table:formula="of:=&quot;$10^{&quot; &amp; [.T14] &amp;&quot;}$&quot;" office:value-type="string" office:string-value="$10^{2}$" calcext:value-type="string">
            <text:p>$10^{2}$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\watt</text:p>
          </table:table-cell>
          <table:table-cell table:number-columns-repeated="1001"/>
        </table:table-row>
        <table:table-row table:style-name="ro1">
          <table:table-cell/>
          <table:table-cell table:formula="of:=[.Q15]" office:value-type="string" office:string-value="Dezi" calcext:value-type="string">
            <text:p>Dezi</text:p>
          </table:table-cell>
          <table:table-cell table:formula="of:=&quot;\si{\&quot; &amp; [.R15] &amp; &quot;}&quot;" office:value-type="string" office:string-value="\si{\deci}" calcext:value-type="string">
            <text:p>\si{\deci}</text:p>
          </table:table-cell>
          <table:table-cell/>
          <table:table-cell table:formula="of:=&quot;\si{\&quot; &amp; [.R15] &amp; &quot;}&quot;" office:value-type="string" office:string-value="\si{\deci}" calcext:value-type="string">
            <text:p>\si{\deci}</text:p>
          </table:table-cell>
          <table:table-cell table:formula="of:=[.S15]" office:value-type="string" office:string-value="$10^{-1}$" calcext:value-type="string">
            <text:p>$10^{-1}$</text:p>
          </table:table-cell>
          <table:table-cell/>
          <table:table-cell table:formula="of:=[.S15]" office:value-type="string" office:string-value="$10^{-1}$" calcext:value-type="string">
            <text:p>$10^{-1}$</text:p>
          </table:table-cell>
          <table:table-cell table:formula="of:=[.B15]" office:value-type="string" office:string-value="Dezi" calcext:value-type="string">
            <text:p>Dezi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Dezi</text:p>
          </table:table-cell>
          <table:table-cell office:value-type="string" calcext:value-type="string">
            <text:p>deci</text:p>
          </table:table-cell>
          <table:table-cell table:formula="of:=&quot;$10^{&quot; &amp; [.T15] &amp;&quot;}$&quot;" office:value-type="string" office:string-value="$10^{-1}$" calcext:value-type="string">
            <text:p>$10^{-1}$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\mol</text:p>
          </table:table-cell>
          <table:table-cell office:value-type="string" calcext:value-type="string">
            <text:p>\meter</text:p>
          </table:table-cell>
          <table:table-cell office:value-type="string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Q16]" office:value-type="string" office:string-value="Zenti" calcext:value-type="string">
            <text:p>Zenti</text:p>
          </table:table-cell>
          <table:table-cell table:formula="of:=&quot;\si{\&quot; &amp; [.R16] &amp; &quot;}&quot;" office:value-type="string" office:string-value="\si{\centi}" calcext:value-type="string">
            <text:p>\si{\centi}</text:p>
          </table:table-cell>
          <table:table-cell/>
          <table:table-cell table:formula="of:=&quot;\si{\&quot; &amp; [.R16] &amp; &quot;}&quot;" office:value-type="string" office:string-value="\si{\centi}" calcext:value-type="string">
            <text:p>\si{\centi}</text:p>
          </table:table-cell>
          <table:table-cell table:formula="of:=[.S16]" office:value-type="string" office:string-value="$10^{-2}$" calcext:value-type="string">
            <text:p>$10^{-2}$</text:p>
          </table:table-cell>
          <table:table-cell/>
          <table:table-cell table:formula="of:=[.S16]" office:value-type="string" office:string-value="$10^{-2}$" calcext:value-type="string">
            <text:p>$10^{-2}$</text:p>
          </table:table-cell>
          <table:table-cell table:formula="of:=[.B16]" office:value-type="string" office:string-value="Zenti" calcext:value-type="string">
            <text:p>Zenti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Zenti</text:p>
          </table:table-cell>
          <table:table-cell office:value-type="string" calcext:value-type="string">
            <text:p>centi</text:p>
          </table:table-cell>
          <table:table-cell table:formula="of:=&quot;$10^{&quot; &amp; [.T16] &amp;&quot;}$&quot;" office:value-type="string" office:string-value="$10^{-2}$" calcext:value-type="string">
            <text:p>$10^{-2}$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\mol</text:p>
          </table:table-cell>
          <table:table-cell office:value-type="string" calcext:value-type="string">
            <text:p>\meter</text:p>
          </table:table-cell>
          <table:table-cell office:value-type="string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Q17]" office:value-type="string" office:string-value="Milli" calcext:value-type="string">
            <text:p>Milli</text:p>
          </table:table-cell>
          <table:table-cell table:formula="of:=&quot;\si{\&quot; &amp; [.R17] &amp; &quot;}&quot;" office:value-type="string" office:string-value="\si{\milli}" calcext:value-type="string">
            <text:p>\si{\milli}</text:p>
          </table:table-cell>
          <table:table-cell/>
          <table:table-cell table:formula="of:=&quot;\si{\&quot; &amp; [.R17] &amp; &quot;}&quot;" office:value-type="string" office:string-value="\si{\milli}" calcext:value-type="string">
            <text:p>\si{\milli}</text:p>
          </table:table-cell>
          <table:table-cell table:formula="of:=[.S17]" office:value-type="string" office:string-value="$10^{-3}$" calcext:value-type="string">
            <text:p>$10^{-3}$</text:p>
          </table:table-cell>
          <table:table-cell/>
          <table:table-cell table:formula="of:=[.S17]" office:value-type="string" office:string-value="$10^{-3}$" calcext:value-type="string">
            <text:p>$10^{-3}$</text:p>
          </table:table-cell>
          <table:table-cell table:formula="of:=[.B17]" office:value-type="string" office:string-value="Milli" calcext:value-type="string">
            <text:p>Milli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office:value-type="string" calcext:value-type="string">
            <text:p>Milli</text:p>
          </table:table-cell>
          <table:table-cell office:value-type="string" calcext:value-type="string">
            <text:p>milli</text:p>
          </table:table-cell>
          <table:table-cell table:formula="of:=&quot;$10^{&quot; &amp; [.T17] &amp;&quot;}$&quot;" office:value-type="string" office:string-value="$10^{-3}$" calcext:value-type="string">
            <text:p>$10^{-3}$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ampere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Q18]" office:value-type="string" office:string-value="Mikro" calcext:value-type="string">
            <text:p>Mikro</text:p>
          </table:table-cell>
          <table:table-cell table:formula="of:=&quot;\si{\&quot; &amp; [.R18] &amp; &quot;}&quot;" office:value-type="string" office:string-value="\si{\micro}" calcext:value-type="string">
            <text:p>\si{\micro}</text:p>
          </table:table-cell>
          <table:table-cell/>
          <table:table-cell table:formula="of:=&quot;\si{\&quot; &amp; [.R18] &amp; &quot;}&quot;" office:value-type="string" office:string-value="\si{\micro}" calcext:value-type="string">
            <text:p>\si{\micro}</text:p>
          </table:table-cell>
          <table:table-cell table:formula="of:=[.S18]" office:value-type="string" office:string-value="$10^{-6}$" calcext:value-type="string">
            <text:p>$10^{-6}$</text:p>
          </table:table-cell>
          <table:table-cell/>
          <table:table-cell table:formula="of:=[.S18]" office:value-type="string" office:string-value="$10^{-6}$" calcext:value-type="string">
            <text:p>$10^{-6}$</text:p>
          </table:table-cell>
          <table:table-cell table:formula="of:=[.B18]" office:value-type="string" office:string-value="Mikro" calcext:value-type="string">
            <text:p>Mikro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" calcext:value-type="string">
            <text:p>\ampere,\kelvin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" calcext:value-type="string">
            <text:p>\ampere,\kelvin</text:p>
          </table:table-cell>
          <table:table-cell/>
          <table:table-cell office:value-type="string" calcext:value-type="string">
            <text:p>Mikro</text:p>
          </table:table-cell>
          <table:table-cell office:value-type="string" calcext:value-type="string">
            <text:p>micro</text:p>
          </table:table-cell>
          <table:table-cell table:formula="of:=&quot;$10^{&quot; &amp; [.T18] &amp;&quot;}$&quot;" office:value-type="string" office:string-value="$10^{-6}$" calcext:value-type="string">
            <text:p>$10^{-6}$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\ampere</text:p>
          </table:table-cell>
          <table:table-cell/>
          <table:table-cell office:value-type="string" calcext:value-type="string">
            <text:p>\kelvin</text:p>
          </table:table-cell>
          <table:table-cell/>
          <table:table-cell table:formula="of:=IF([.Y$8]=&quot;ja&quot;;&quot;\coulomb&quot;;&quot;&quot;)">
            <text:p/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Q19]" office:value-type="string" office:string-value="Nano" calcext:value-type="string">
            <text:p>Nano</text:p>
          </table:table-cell>
          <table:table-cell table:formula="of:=&quot;\si{\&quot; &amp; [.R19] &amp; &quot;}&quot;" office:value-type="string" office:string-value="\si{\nano}" calcext:value-type="string">
            <text:p>\si{\nano}</text:p>
          </table:table-cell>
          <table:table-cell/>
          <table:table-cell table:formula="of:=&quot;\si{\&quot; &amp; [.R19] &amp; &quot;}&quot;" office:value-type="string" office:string-value="\si{\nano}" calcext:value-type="string">
            <text:p>\si{\nano}</text:p>
          </table:table-cell>
          <table:table-cell table:formula="of:=[.S19]" office:value-type="string" office:string-value="$10^{-9}$" calcext:value-type="string">
            <text:p>$10^{-9}$</text:p>
          </table:table-cell>
          <table:table-cell/>
          <table:table-cell table:formula="of:=[.S19]" office:value-type="string" office:string-value="$10^{-9}$" calcext:value-type="string">
            <text:p>$10^{-9}$</text:p>
          </table:table-cell>
          <table:table-cell table:formula="of:=[.B19]" office:value-type="string" office:string-value="Nano" calcext:value-type="string">
            <text:p>Nano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" calcext:value-type="string">
            <text:p>\second,\kelvin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" calcext:value-type="string">
            <text:p>\second,\kelvin</text:p>
          </table:table-cell>
          <table:table-cell/>
          <table:table-cell office:value-type="string" calcext:value-type="string">
            <text:p>Nano</text:p>
          </table:table-cell>
          <table:table-cell office:value-type="string" calcext:value-type="string">
            <text:p>nano</text:p>
          </table:table-cell>
          <table:table-cell table:formula="of:=&quot;$10^{&quot; &amp; [.T19] &amp;&quot;}$&quot;" office:value-type="string" office:string-value="$10^{-9}$" calcext:value-type="string">
            <text:p>$10^{-9}$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second</text:p>
          </table:table-cell>
          <table:table-cell/>
          <table:table-cell office:value-type="string" calcext:value-type="string">
            <text:p>\kelvin</text:p>
          </table:table-cell>
          <table:table-cell/>
          <table:table-cell table:formula="of:=IF([.Y$8]=&quot;ja&quot;;&quot;\coulomb&quot;;&quot;&quot;)">
            <text:p/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Q20]" office:value-type="string" office:string-value="Piko" calcext:value-type="string">
            <text:p>Piko</text:p>
          </table:table-cell>
          <table:table-cell table:formula="of:=&quot;\si{\&quot; &amp; [.R20] &amp; &quot;}&quot;" office:value-type="string" office:string-value="\si{\pico}" calcext:value-type="string">
            <text:p>\si{\pico}</text:p>
          </table:table-cell>
          <table:table-cell/>
          <table:table-cell table:formula="of:=&quot;\si{\&quot; &amp; [.R20] &amp; &quot;}&quot;" office:value-type="string" office:string-value="\si{\pico}" calcext:value-type="string">
            <text:p>\si{\pico}</text:p>
          </table:table-cell>
          <table:table-cell table:formula="of:=[.S20]" office:value-type="string" office:string-value="$10^{-12}$" calcext:value-type="string">
            <text:p>$10^{-12}$</text:p>
          </table:table-cell>
          <table:table-cell/>
          <table:table-cell table:formula="of:=[.S20]" office:value-type="string" office:string-value="$10^{-12}$" calcext:value-type="string">
            <text:p>$10^{-12}$</text:p>
          </table:table-cell>
          <table:table-cell table:formula="of:=[.B20]" office:value-type="string" office:string-value="Piko" calcext:value-type="string">
            <text:p>Piko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" calcext:value-type="string">
            <text:p>\second,\meter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" calcext:value-type="string">
            <text:p>\second,\meter</text:p>
          </table:table-cell>
          <table:table-cell/>
          <table:table-cell office:value-type="string" calcext:value-type="string">
            <text:p>Piko</text:p>
          </table:table-cell>
          <table:table-cell office:value-type="string" calcext:value-type="string">
            <text:p>pico</text:p>
          </table:table-cell>
          <table:table-cell table:formula="of:=&quot;$10^{&quot; &amp; [.T20] &amp;&quot;}$&quot;" office:value-type="string" office:string-value="$10^{-12}$" calcext:value-type="string">
            <text:p>$10^{-12}$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\second</text:p>
          </table:table-cell>
          <table:table-cell office:value-type="string" calcext:value-type="string">
            <text:p>\meter</text:p>
          </table:table-cell>
          <table:table-cell table:number-columns-repeated="2"/>
          <table:table-cell table:formula="of:=IF([.Y$8]=&quot;ja&quot;;&quot;\coulomb&quot;;&quot;&quot;)">
            <text:p/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Q21]" office:value-type="string" office:string-value="Femto" calcext:value-type="string">
            <text:p>Femto</text:p>
          </table:table-cell>
          <table:table-cell table:formula="of:=&quot;\si{\&quot; &amp; [.R21] &amp; &quot;}&quot;" office:value-type="string" office:string-value="\si{\femto}" calcext:value-type="string">
            <text:p>\si{\femto}</text:p>
          </table:table-cell>
          <table:table-cell/>
          <table:table-cell table:formula="of:=&quot;\si{\&quot; &amp; [.R21] &amp; &quot;}&quot;" office:value-type="string" office:string-value="\si{\femto}" calcext:value-type="string">
            <text:p>\si{\femto}</text:p>
          </table:table-cell>
          <table:table-cell table:formula="of:=[.S21]" office:value-type="string" office:string-value="$10^{-15}$" calcext:value-type="string">
            <text:p>$10^{-15}$</text:p>
          </table:table-cell>
          <table:table-cell/>
          <table:table-cell table:formula="of:=[.S21]" office:value-type="string" office:string-value="$10^{-15}$" calcext:value-type="string">
            <text:p>$10^{-15}$</text:p>
          </table:table-cell>
          <table:table-cell table:formula="of:=[.B21]" office:value-type="string" office:string-value="Femto" calcext:value-type="string">
            <text:p>Femto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office:value-type="string" calcext:value-type="string">
            <text:p>Femto</text:p>
          </table:table-cell>
          <table:table-cell office:value-type="string" calcext:value-type="string">
            <text:p>femto</text:p>
          </table:table-cell>
          <table:table-cell table:formula="of:=&quot;$10^{&quot; &amp; [.T21] &amp;&quot;}$&quot;" office:value-type="string" office:string-value="$10^{-15}$" calcext:value-type="string">
            <text:p>$10^{-15}$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\second</text:p>
          </table:table-cell>
          <table:table-cell office:value-type="string" calcext:value-type="string">
            <text:p>\meter</text:p>
          </table:table-cell>
          <table:table-cell office:value-type="string" calcext:value-type="string">
            <text:p>\gra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formula="of:=[.Q22]" office:value-type="string" office:string-value="Atto" calcext:value-type="string">
            <text:p>Atto</text:p>
          </table:table-cell>
          <table:table-cell table:formula="of:=&quot;\si{\&quot; &amp; [.R22] &amp; &quot;}&quot;" office:value-type="string" office:string-value="\si{\atto}" calcext:value-type="string">
            <text:p>\si{\atto}</text:p>
          </table:table-cell>
          <table:table-cell/>
          <table:table-cell table:formula="of:=&quot;\si{\&quot; &amp; [.R22] &amp; &quot;}&quot;" office:value-type="string" office:string-value="\si{\atto}" calcext:value-type="string">
            <text:p>\si{\atto}</text:p>
          </table:table-cell>
          <table:table-cell table:formula="of:=[.S22]" office:value-type="string" office:string-value="$10^{-18}$" calcext:value-type="string">
            <text:p>$10^{-18}$</text:p>
          </table:table-cell>
          <table:table-cell/>
          <table:table-cell table:formula="of:=[.S22]" office:value-type="string" office:string-value="$10^{-18}$" calcext:value-type="string">
            <text:p>$10^{-18}$</text:p>
          </table:table-cell>
          <table:table-cell table:formula="of:=[.B22]" office:value-type="string" office:string-value="Atto" calcext:value-type="string">
            <text:p>Atto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" calcext:value-type="string">
            <text:p>\second,\gram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" calcext:value-type="string">
            <text:p>\second,\gram</text:p>
          </table:table-cell>
          <table:table-cell/>
          <table:table-cell office:value-type="string" calcext:value-type="string">
            <text:p>Atto</text:p>
          </table:table-cell>
          <table:table-cell office:value-type="string" calcext:value-type="string">
            <text:p>atto</text:p>
          </table:table-cell>
          <table:table-cell table:formula="of:=&quot;$10^{&quot; &amp; [.T22] &amp;&quot;}$&quot;" office:value-type="string" office:string-value="$10^{-18}$" calcext:value-type="string">
            <text:p>$10^{-18}$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\second</text:p>
          </table:table-cell>
          <table:table-cell office:value-type="string" calcext:value-type="string">
            <text:p>\gram</text:p>
          </table:table-cell>
          <table:table-cell table:number-columns-repeated="2"/>
          <table:table-cell table:formula="of:=IF([.Y$8]=&quot;ja&quot;;&quot;\coulomb&quot;;&quot;&quot;)">
            <text:p/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eof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.00.0000</text:date>, <text:time style:data-style-name="N2" text:time-value="12:41:48.846443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print-date>2018-12-29T12:47:05.649912544</meta:print-date>
    <dc:date>2021-08-10T12:48:53.158275274</dc:date>
    <meta:editing-duration>PT1H4M20S</meta:editing-duration>
    <meta:editing-cycles>23</meta:editing-cycles>
    <meta:document-statistic meta:table-count="1" meta:cell-count="302" meta:object-count="0"/>
  </office:meta>
</office:document-meta>
</file>